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-color="#000000" draw:textarea-horizontal-align="justify" draw:textarea-vertical-align="middle" draw:auto-grow-height="false" fo:min-height="0.654cm" fo:min-width="3.804cm"/>
      <style:paragraph-properties style:writing-mode="lr-tb"/>
    </style:style>
    <style:style style:name="gr2" style:family="graphic" style:parent-style-name="standard" style:list-style-name="L1">
      <style:graphic-properties draw:fill="none" draw:textarea-horizontal-align="justify" draw:textarea-vertical-align="middle" draw:auto-grow-height="false" fo:min-height="0.753cm" fo:min-width="4.392cm"/>
      <style:paragraph-properties style:writing-mode="lr-tb"/>
    </style:style>
    <style:style style:name="gr3" style:family="graphic" style:parent-style-name="standard" style:list-style-name="L1">
      <style:graphic-properties draw:fill="none" draw:textarea-horizontal-align="justify" draw:textarea-vertical-align="middle" draw:auto-grow-height="false" fo:min-height="0.754cm" fo:min-width="4.392cm"/>
      <style:paragraph-properties style:writing-mode="lr-tb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0.753cm" fo:min-width="4.392cm"/>
      <style:paragraph-properties style:writing-mode="lr-tb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0.654cm" fo:min-width="4.004cm"/>
      <style:paragraph-properties style:writing-mode="lr-tb"/>
    </style:style>
    <style:style style:name="gr6" style:family="graphic" style:parent-style-name="standard" style:list-style-name="L1">
      <style:graphic-properties draw:fill="none" draw:textarea-horizontal-align="justify" draw:textarea-vertical-align="middle" draw:auto-grow-height="false" fo:min-height="1.014cm" fo:min-width="3.364cm"/>
      <style:paragraph-properties style:writing-mode="lr-tb"/>
    </style:style>
    <style:style style:name="gr7" style:family="graphic" style:parent-style-name="standard" style:list-style-name="L1">
      <style:graphic-properties draw:fill="none" draw:textarea-horizontal-align="justify" draw:textarea-vertical-align="middle" draw:auto-grow-height="false" fo:min-height="0.526cm" fo:min-width="1.8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standard" style:list-style-name="L1">
      <style:graphic-properties draw:fill="none" draw:textarea-horizontal-align="justify" draw:textarea-vertical-align="middle" draw:auto-grow-height="false" fo:min-height="0.654cm" fo:min-width="4.004cm"/>
      <style:paragraph-properties style:writing-mode="lr-tb"/>
    </style:style>
    <style:style style:name="gr11" style:family="graphic" style:parent-style-name="standard" style:list-style-name="L1">
      <style:graphic-properties draw:fill="none" draw:textarea-horizontal-align="justify" draw:textarea-vertical-align="middle" draw:auto-grow-height="false" fo:min-height="0.526cm" fo:min-width="1.85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" style:family="paragraph">
      <loext:graphic-properties draw:fill-color="#000000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8" draw:id="id8" draw:layer="layout" svg:width="4.4cm" svg:height="1cm" svg:x="3.5cm" svg:y="0.8cm">
          <text:p text:style-name="P1"><text:span text:style-name="T1">Começa o jo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cm" svg:height="1.111cm" svg:x="3.2cm" svg:y="7.87cm">
          <text:p text:style-name="P1"><text:span text:style-name="T2">Jogador ativo joga</text:span></text:p>
          <text:p text:style-name="P1"><text:span text:style-name="T2">(atualiza tabulei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5cm" svg:height="1.112cm" svg:x="3.2cm" svg:y="5.444cm">
          <text:p text:style-name="P1"><text:span text:style-name="T2">Escolhe jogador </text:span></text:p>
          <text:p text:style-name="P1"><text:span text:style-name="T2">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5cm" svg:height="1.111cm" svg:x="3.2cm" svg:y="3cm">
          <text:p text:style-name="P1"><text:span text:style-name="T2">Inicializa tabuleir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4.6cm" svg:height="1cm" svg:x="21.4cm" svg:y="5.2cm">
          <text:p text:style-name="P1"><text:span text:style-name="T2">Termina com </text:span></text:p>
          <text:p text:style-name="P1"><text:span text:style-name="T2">vitória do jogador 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7" draw:id="id7" draw:layer="layout" svg:width="4cm" svg:height="1.4cm" svg:x="6.9cm" svg:y="11.075cm">
          <text:p text:style-name="P1"><text:span text:style-name="T2">Passa ao próximo </text:span></text:p>
          <text:p text:style-name="P1"><text:span text:style-name="T2">jog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" draw:id="id4" draw:layer="layout" svg:width="4.7cm" svg:height="1.55cm" svg:x="13.5cm" svg:y="7.65cm">
          <text:p text:style-name="P5"><text:span text:style-name="T2">Jogador ativo </text:span></text:p>
          <text:p text:style-name="P5"><text:span text:style-name="T2">ganh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5.7cm" svg:y1="4.111cm" svg:x2="5.7cm" svg:y2="5.444cm" draw:start-shape="id1" draw:start-glue-point="2" draw:end-shape="id2" draw:end-glue-point="0" svg:d="M5700 4111v1333" svg:viewBox="0 0 1 1334">
          <text:p/>
        </draw:connector>
        <draw:connector draw:style-name="gr8" draw:text-style-name="P6" draw:layer="layout" svg:x1="5.7cm" svg:y1="6.556cm" svg:x2="5.7cm" svg:y2="7.87cm" draw:start-shape="id2" draw:start-glue-point="2" draw:end-shape="id3" draw:end-glue-point="0" svg:d="M5700 6556v1314" svg:viewBox="0 0 1 1315">
          <text:p/>
        </draw:connector>
        <draw:connector draw:style-name="gr8" draw:text-style-name="P6" draw:layer="layout" svg:x1="8.2cm" svg:y1="8.425cm" svg:x2="13.5cm" svg:y2="8.425cm" draw:start-shape="id3" draw:start-glue-point="1" draw:end-shape="id4" draw:end-glue-point="5" svg:d="M8200 8425h5300" svg:viewBox="0 0 5301 1">
          <text:p/>
        </draw:connector>
        <draw:connector draw:style-name="gr9" draw:text-style-name="P6" draw:layer="layout" svg:x1="15.85cm" svg:y1="7.65cm" svg:x2="23.7cm" svg:y2="6.2cm" draw:start-shape="id4" draw:start-glue-point="4" draw:end-shape="id5" draw:end-glue-point="2" svg:d="M15850 7650v-724h7850v-726" svg:viewBox="0 0 7851 1451">
          <text:p text:style-name="P7"><text:span text:style-name="T3"/></text:p>
          <text:p text:style-name="P7"><text:span text:style-name="T3">sim</text:span></text:p>
        </draw:connector>
        <draw:connector draw:style-name="gr9" draw:text-style-name="P6" draw:layer="layout" svg:x1="15.85cm" svg:y1="9.2cm" svg:x2="15.85cm" svg:y2="11cm" draw:start-shape="id4" draw:start-glue-point="6" draw:end-shape="id6" draw:end-glue-point="4" svg:d="M15850 9200v1800" svg:viewBox="0 0 1 1801">
          <text:p text:style-name="P7"><text:span text:style-name="T3"><text:s text:c="7"/></text:span><text:span text:style-name="T3">não</text:span></text:p>
        </draw:connector>
        <draw:connector draw:style-name="gr8" draw:text-style-name="P6" draw:layer="layout" svg:x1="6.9cm" svg:y1="11.775cm" svg:x2="5.7cm" svg:y2="8.981cm" draw:start-shape="id7" draw:start-glue-point="3" draw:end-shape="id3" svg:d="M6900 11775h-1200v-2794" svg:viewBox="0 0 1201 2795">
          <text:p/>
        </draw:connector>
        <draw:connector draw:style-name="gr8" draw:text-style-name="P6" draw:layer="layout" svg:x1="5.7cm" svg:y1="1.8cm" svg:x2="5.7cm" svg:y2="3cm" draw:start-shape="id8" draw:start-glue-point="2" draw:end-shape="id1" draw:end-glue-point="0" svg:d="M5700 1800v1200" svg:viewBox="0 0 1 1201">
          <text:p/>
        </draw:connector>
        <draw:custom-shape draw:style-name="gr10" draw:text-style-name="P4" xml:id="id9" draw:id="id9" draw:layer="layout" svg:width="4.6cm" svg:height="1cm" svg:x="21.4cm" svg:y="11.275cm">
          <text:p text:style-name="P1"><text:span text:style-name="T2">Termina com emp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6" draw:id="id6" draw:layer="layout" svg:width="4.7cm" svg:height="1.55cm" svg:x="13.5cm" svg:y="11cm">
          <text:p text:style-name="P5"><text:span text:style-name="T2">Há jogadas </text:span></text:p>
          <text:p text:style-name="P5"><text:span text:style-name="T2">possívei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.2cm" svg:y1="11.775cm" svg:x2="21.4cm" svg:y2="11.775cm" draw:start-shape="id6" draw:end-shape="id9" svg:d="M18200 11775h3200" svg:viewBox="0 0 3201 1">
          <text:p text:style-name="P7"><text:span text:style-name="T3"/></text:p>
          <text:p text:style-name="P7"><text:span text:style-name="T3">não</text:span></text:p>
        </draw:connector>
        <draw:connector draw:style-name="gr9" draw:text-style-name="P6" draw:layer="layout" svg:x1="13.5cm" svg:y1="11.775cm" svg:x2="10.9cm" svg:y2="11.775cm" draw:start-shape="id6" draw:end-shape="id7" draw:end-glue-point="1" svg:d="M13500 11775h-2600" svg:viewBox="0 0 2601 1">
          <text:p text:style-name="P7"><text:span text:style-name="T3"/></text:p>
          <text:p text:style-name="P7"><text:span text:style-name="T3">sim</text:span></text:p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1:38:31.044378538</meta:creation-date>
    <dc:date>2022-03-15T12:58:04.310103060</dc:date>
    <meta:editing-duration>PT47M46S</meta:editing-duration>
    <meta:editing-cycles>3</meta:editing-cycles>
    <meta:generator>LibreOffice/6.4.7.2$Linux_X86_64 LibreOffice_project/40$Build-2</meta:generator>
    <meta:document-statistic meta:object-count="41"/>
  </office:meta>
</office:document-meta>
</file>